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d01" officeooo:paragraph-rsid="000f4d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f4d01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d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 table:number-columns-repeated="3"/>
        <table:table-row table:style-name="TableLine94818573921280">
          <table:table-cell table:style-name="Table1.A1" office:value-type="string">
            <text:p text:style-name="P2">Day</text:p>
          </table:table-cell>
          <table:table-cell table:style-name="Table1.A1" office:value-type="string">
            <text:p text:style-name="P2">Topic</text:p>
          </table:table-cell>
          <table:table-cell table:style-name="Table1.C1" office:value-type="string">
            <text:p text:style-name="P2">Details</text:p>
          </table:table-cell>
        </table:table-row>
        <table:table-row table:style-name="TableLine94818573921280">
          <table:table-cell table:style-name="Table1.A2" office:value-type="string">
            <text:p text:style-name="P2">Friday 23.02.2024</text:p>
          </table:table-cell>
          <table:table-cell table:style-name="Table1.A2" office:value-type="string">
            <text:p text:style-name="P2">Boost unit testing and lcov code coverage</text:p>
          </table:table-cell>
          <table:table-cell table:style-name="Table1.C2" office:value-type="string">
            <text:p text:style-name="P1">- <text:span text:style-name="T1">read documentation for boost unit testing</text:span></text:p>
            <text:p text:style-name="P1">- <text:span text:style-name="T1">implemented boost unit tests for a singleton class</text:span></text:p>
            <text:p text:style-name="P3"><text:span text:style-name="T2">- </text:span><text:span text:style-name="T3">created code coverage html reports</text:span></text:p>
            <text:p text:style-name="P1">- <text:span text:style-name="T1">created script to build with coverage</text:span></text:p>
            <text:p text:style-name="P1">- <text:span text:style-name="T1">also tried an implementation from Adrian Cojocari’s Tech byte boost unit testing using cmak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3T16:25:06.858518821</meta:creation-date>
    <dc:date>2024-02-23T16:33:03.552753152</dc:date>
    <meta:editing-duration>PT7M57S</meta:editing-duration>
    <meta:editing-cycles>1</meta:editing-cycles>
    <meta:document-statistic meta:table-count="1" meta:image-count="0" meta:object-count="0" meta:page-count="1" meta:paragraph-count="10" meta:word-count="56" meta:character-count="337" meta:non-whitespace-character-count="291"/>
    <meta:generator>LibreOffice/6.4.7.2$Linux_X86_64 LibreOffice_project/40$Build-2</meta:generator>
  </office:meta>
</office:document-meta>
</file>